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0bb7" officeooo:paragraph-rsid="00040bb7"/>
    </style:style>
    <style:style style:name="P2" style:family="paragraph" style:parent-style-name="Standard">
      <style:text-properties officeooo:paragraph-rsid="0004111d"/>
    </style:style>
    <style:style style:name="P3" style:family="paragraph" style:parent-style-name="Standard">
      <style:text-properties officeooo:paragraph-rsid="000671de"/>
    </style:style>
    <style:style style:name="P4" style:family="paragraph" style:parent-style-name="Standard">
      <style:text-properties officeooo:paragraph-rsid="00076772"/>
    </style:style>
    <style:style style:name="P5" style:family="paragraph" style:parent-style-name="Standard">
      <style:text-properties fo:font-variant="normal" fo:text-transform="none" fo:color="#202124" style:font-name="inherit" fo:font-size="12pt" fo:letter-spacing="normal" fo:language="en" fo:country="US" fo:font-style="normal" fo:font-weight="normal" officeooo:paragraph-rsid="0004111d" style:font-size-asian="12pt" style:font-size-complex="12pt"/>
    </style:style>
    <style:style style:name="P6" style:family="paragraph" style:parent-style-name="Standard">
      <style:text-properties fo:font-variant="normal" fo:text-transform="none" fo:color="#202124" style:font-name="inherit" fo:font-size="12pt" fo:letter-spacing="normal" fo:language="en" fo:country="US" fo:font-style="normal" fo:font-weight="normal" officeooo:rsid="000671de" officeooo:paragraph-rsid="000671de" style:font-size-asian="12pt" style:font-size-complex="12pt"/>
    </style:style>
    <style:style style:name="P7" style:family="paragraph" style:parent-style-name="Standard">
      <style:text-properties fo:font-variant="normal" fo:text-transform="none" fo:color="#202124" style:font-name="inherit" fo:font-size="12pt" fo:letter-spacing="normal" fo:language="en" fo:country="US" fo:font-style="normal" fo:font-weight="normal" officeooo:paragraph-rsid="000671de" style:font-size-asian="12pt" style:font-size-complex="12pt"/>
    </style:style>
    <style:style style:name="P8" style:family="paragraph" style:parent-style-name="Standard">
      <style:text-properties fo:font-variant="normal" fo:text-transform="none" fo:color="#202124" style:font-name="inherit" fo:font-size="12pt" fo:letter-spacing="normal" fo:language="en" fo:country="US" fo:font-style="normal" fo:font-weight="normal" officeooo:rsid="00076772" officeooo:paragraph-rsid="00076772" style:font-size-asian="12pt" style:font-size-complex="12pt"/>
    </style:style>
    <style:style style:name="P9" style:family="paragraph" style:parent-style-name="Standard">
      <style:text-properties fo:font-variant="normal" fo:text-transform="none" fo:color="#202124" style:font-name="inherit" fo:font-size="12pt" fo:letter-spacing="normal" fo:language="en" fo:country="US" fo:font-style="normal" fo:font-weight="normal" officeooo:rsid="0007d48d" officeooo:paragraph-rsid="0007d48d" style:font-size-asian="12pt" style:font-size-complex="12pt"/>
    </style:style>
    <style:style style:name="P10" style:family="paragraph" style:parent-style-name="Standard">
      <style:text-properties fo:font-variant="normal" fo:text-transform="none" fo:color="#202124" style:font-name="inherit" fo:font-size="12pt" fo:letter-spacing="normal" fo:language="en" fo:country="US" fo:font-style="normal" fo:font-weight="normal" officeooo:rsid="00090d98" officeooo:paragraph-rsid="00090d98" style:font-size-asian="12pt" style:font-size-complex="12pt"/>
    </style:style>
    <style:style style:name="P11" style:family="paragraph" style:parent-style-name="Standard">
      <style:text-properties fo:font-variant="normal" fo:text-transform="none" fo:color="#202124" style:font-name="inherit" fo:font-size="12pt" fo:letter-spacing="normal" fo:language="en" fo:country="US" fo:font-style="normal" fo:font-weight="normal" officeooo:rsid="000a89b5" officeooo:paragraph-rsid="000a89b5" style:font-size-asian="12pt" style:font-size-complex="12pt"/>
    </style:style>
    <style:style style:name="P12" style:family="paragraph" style:parent-style-name="Standard">
      <style:text-properties officeooo:paragraph-rsid="000a89b5"/>
    </style:style>
    <style:style style:name="P13" style:family="paragraph" style:parent-style-name="Standard">
      <style:text-properties officeooo:rsid="000cc06c" officeooo:paragraph-rsid="000cc06c"/>
    </style:style>
    <style:style style:name="P14" style:family="paragraph" style:parent-style-name="Standard">
      <style:text-properties officeooo:rsid="0017b2f4" officeooo:paragraph-rsid="000cc06c"/>
    </style:style>
    <style:style style:name="P15" style:family="paragraph" style:parent-style-name="Standard">
      <style:text-properties officeooo:paragraph-rsid="000cc06c"/>
    </style:style>
    <style:style style:name="T1" style:family="text">
      <style:text-properties officeooo:rsid="0004111d"/>
    </style:style>
    <style:style style:name="T2" style:family="text">
      <style:text-properties fo:font-variant="normal" fo:text-transform="none" fo:color="#202124" style:font-name="inherit" fo:font-size="12pt" fo:letter-spacing="normal" fo:language="en" fo:country="US" fo:font-style="normal" fo:font-weight="normal" style:font-size-asian="12pt" style:font-size-complex="12pt"/>
    </style:style>
    <style:style style:name="T3" style:family="text">
      <style:text-properties fo:font-variant="normal" fo:text-transform="none" fo:color="#202124" style:font-name="inherit" fo:font-size="12pt" fo:letter-spacing="normal" fo:language="en" fo:country="US" fo:font-style="normal" fo:font-weight="normal" officeooo:rsid="00056c7c" style:font-size-asian="12pt" style:font-size-complex="12pt"/>
    </style:style>
    <style:style style:name="T4" style:family="text">
      <style:text-properties fo:font-variant="normal" fo:text-transform="none" fo:color="#202124" style:font-name="inherit" fo:font-size="12pt" fo:letter-spacing="normal" fo:language="en" fo:country="US" fo:font-style="normal" fo:font-weight="normal" officeooo:rsid="000671de" style:font-size-asian="12pt" style:font-size-complex="12pt"/>
    </style:style>
    <style:style style:name="T5" style:family="text">
      <style:text-properties fo:font-variant="normal" fo:text-transform="none" fo:color="#202124" style:font-name="inherit" fo:font-size="12pt" fo:letter-spacing="normal" fo:language="en" fo:country="US" fo:font-style="normal" fo:font-weight="normal" officeooo:rsid="00076772" style:font-size-asian="12pt" style:font-size-complex="12pt"/>
    </style:style>
    <style:style style:name="T6" style:family="text">
      <style:text-properties fo:font-variant="normal" fo:text-transform="none" fo:color="#202124" style:font-name="inherit" fo:font-size="12pt" fo:letter-spacing="normal" fo:language="en" fo:country="US" fo:font-style="normal" fo:font-weight="normal" officeooo:rsid="000a89b5" style:font-size-asian="12pt" style:font-size-complex="12pt"/>
    </style:style>
    <style:style style:name="T7" style:family="text">
      <style:text-properties fo:font-size="12pt" officeooo:rsid="0004111d" style:font-size-asian="12pt" style:font-size-complex="12pt"/>
    </style:style>
    <style:style style:name="T8" style:family="text">
      <style:text-properties fo:font-size="12pt" officeooo:rsid="000671de" style:font-size-asian="12pt" style:font-size-complex="12pt"/>
    </style:style>
    <style:style style:name="T9" style:family="text">
      <style:text-properties officeooo:rsid="0017b2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swers Page 1</text:p>
      <text:p text:style-name="P1"/>
      <text:p text:style-name="P1">1- I come from a small family</text:p>
      <text:p text:style-name="P1"/>
      <text:p text:style-name="P1">2- <text:s/>I don’t know, maybe are common but I don't know big families</text:p>
      <text:p text:style-name="P1"/>
      <text:p text:style-name="P1">3- <text:span text:style-name="T1">I have a one brother and one sister</text:span></text:p>
      <text:p text:style-name="P1"/>
      <text:p text:style-name="P2"><text:span text:style-name="T1">4- </text:span><text:bookmark text:name="tw-target-text"/><text:span text:style-name="T2">I would not like to be an only child, </text:span><text:span text:style-name="T3">I love my small family.</text:span></text:p>
      <text:p text:style-name="P5"/>
      <text:p text:style-name="P2"><text:span text:style-name="T1">5- </text:span><text:span text:style-name="T7"><text:s/></text:span><text:span text:style-name="T8">L</text:span><text:span text:style-name="T2">ifestyle is very good for working families</text:span></text:p>
      <text:p text:style-name="P6"/>
      <text:p text:style-name="P3"><text:span text:style-name="T4">6- </text:span><text:bookmark text:name="tw-target-text2"/><text:span text:style-name="T2">I believe that if men and women want to work they are free to do so, we live in <text:s text:c="13"/><text:tab/></text:span><text:span text:style-name="T4">a</text:span><text:span text:style-name="T2"> free country. Children should be cared for by someone you trust.</text:span></text:p>
      <text:p text:style-name="P7"/>
      <text:p text:style-name="P6">7- Adoption is a great option for many couples and people like me who, instead of bringing children into the world, prefer to adopt and help one that is already here.</text:p>
      <text:p text:style-name="P6"/>
      <text:p text:style-name="P6">8- The duty of both parents is to ensure the health and education of their children.</text:p>
      <text:p text:style-name="P6"/>
      <text:p text:style-name="P4"><text:span text:style-name="T5">9- </text:span><text:bookmark text:name="tw-target-text3"/><text:span text:style-name="T2">communication is important because it is the basis of all relationships</text:span></text:p>
      <text:p text:style-name="P8"/>
      <text:p text:style-name="P8">10- The love, the trust and the respect</text:p>
      <text:p text:style-name="P8"/>
      <text:p text:style-name="P9">11- We sit down to talk until we solve it</text:p>
      <text:p text:style-name="P9"/>
      <text:p text:style-name="P10">12- That things happen for a reason and you have to learn to handle them in the best way</text:p>
      <text:p text:style-name="P10"/>
      <text:p text:style-name="P10">13- Yes, I want to get married and adopt a child when I have economic stability.</text:p>
      <text:p text:style-name="P10"/>
      <text:p text:style-name="P10">14- I like attentive, intelligent women, with goals, dreams and who like extreme sports like me.</text:p>
      <text:p text:style-name="P10"/>
      <text:p text:style-name="P11">15- Yes, for 5 years I loved the same woman, and loved every moment with her</text:p>
      <text:p text:style-name="P11"/>
      <text:p text:style-name="P11">16- Of course, we must always be realistic to truly love and always be honest with those we love.</text:p>
      <text:p text:style-name="P11"/>
      <text:p text:style-name="P12"><text:span text:style-name="T6">17- A</text:span><text:span text:style-name="T2"> </text:span><text:span text:style-name="T6">pretty</text:span><text:span text:style-name="T2"> wife who is my partner in adventures and a son with good education and humility</text:span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oft-page-break/><text:span text:style-name="T2"/></text:p>
      <text:p text:style-name="P12"><text:span text:style-name="T2"/></text:p>
      <text:p text:style-name="P13"><text:span text:style-name="T2">Page 2</text:span></text:p>
      <text:p text:style-name="P11"/>
      <text:p text:style-name="P6"/>
      <text:p text:style-name="P15"><text:span text:style-name="T9">1- What would you like? ( a que te dedicas?)</text:span></text:p>
      <text:p text:style-name="P15"/>
      <text:p text:style-name="P15"><text:span text:style-name="T9">2- would you prefer a job that pays well or a job you enjoy? <text:s/>Explain( que te gustaria ser <text:s/>y por que?)</text:span></text:p>
      <text:p text:style-name="P15"/>
      <text:p text:style-name="P14">3-which job would you never want to do? Why? (que trabajo no harias nunca)</text:p>
      <text:p text:style-name="P14"/>
      <text:p text:style-name="P14">4- <text:s/>in which jobs do you have to wear a uniform? Give minimum 3 examaples ( 3 trabajos que necesiten uniforme )</text:p>
      <text:p text:style-name="P14"/>
      <text:p text:style-name="P14">5- If you could have your own business, what would it be? ( si pudieras tener un negocio cual seria?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5T23:11:27.305630842</meta:creation-date>
    <dc:date>2022-06-16T09:13:33.134694683</dc:date>
    <meta:editing-duration>PT11M4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24" meta:word-count="358" meta:character-count="1791" meta:non-whitespace-character-count="1438"/>
  </office:meta>
</office:document-meta>
</file>